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text-properties fo:font-size="10pt" style:font-size-asian="10pt" style:font-size-complex="10pt"/>
    </style:style>
    <style:style style:name="P2" style:family="paragraph">
      <style:paragraph-properties fo:text-align="center"/>
    </style:style>
    <style:style style:name="P3"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gr1" style:family="graphic">
      <style:graphic-properties draw:stroke="none" svg:stroke-color="#000000" draw:fill="none" draw:fill-color="#ffffff" fo:min-height="7.9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svg:stroke-opacity="100%" draw:fill="none" draw:fill-color="#ffffff" draw:opacity="0%" fo:min-height="5.027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2.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13" draw:style-name="gr13" draw:text-style-name="P2" svg:width="6.033cm" svg:height="8.018cm" svg:x="1.171cm" svg:y="0.411cm"><text:p/></draw:rect><draw:frame text:anchor-type="paragraph" draw:z-index="0" draw:style-name="gr1" svg:width="5.187cm" svg:height="7.912cm" svg:x="1.436cm" svg:y="0.411cm"><draw:text-box><text:p><text:span text:style-name="T1">applicant</text:span></text:p><text:p><text:span text:style-name="T1"/></text:p><text:p><text:span text:style-name="T1">id - int</text:span></text:p><text:p><text:span text:style-name="T1">first_name - text</text:span></text:p><text:p><text:span text:style-name="T1">surname – text</text:span></text:p><text:p><text:span text:style-name="T1">phone_home – text</text:span></text:p><text:p><text:span text:style-name="T1">phone_work – text</text:span></text:p><text:p><text:span text:style-name="T1">phone_mobile - text</text:span></text:p><text:p><text:span text:style-name="T1">email_home – text</text:span></text:p><text:p><text:span text:style-name="T1">email_work – text</text:span></text:p><text:p><text:span text:style-name="T1">flag_future_id – int (fk)</text:span></text:p><text:p><text:span text:style-name="T1">narrative – long text</text:span></text:p><text:p><text:span text:style-name="T1"/></text:p></draw:text-box></draw:frame></text:p>
      <text:p text:style-name="Standard"><draw:frame text:anchor-type="paragraph" draw:z-index="1" draw:style-name="gr2" svg:width="4.049cm" svg:height="4.871cm" svg:x="12.813cm" svg:y="0.004cm"><draw:text-box><text:p><text:span text:style-name="T1">job</text:span></text:p><text:p><text:span text:style-name="T1"/></text:p><text:p><text:span text:style-name="T1">id – int</text:span></text:p><text:p><text:span text:style-name="T1">title – text</text:span></text:p><text:p><text:span text:style-name="T1">description – long text</text:span></text:p><text:p><text:span text:style-name="T1">ad_source – text</text:span></text:p><text:p><text:span text:style-name="T1">date_started – datetime</text:span></text:p><text:p><text:span text:style-name="T1">filled – bool</text:span></text:p><text:p><text:span text:style-name="T1">applicant_filled_by_id – int</text:span></text:p><text:p><text:span text:style-name="T1">date_filled <text:s/>-date</text:span></text:p><text:p><text:span text:style-name="T1"/></text:p><text:p><text:span text:style-name="T1"/></text:p></draw:text-box></draw:frame><draw:frame text:anchor-type="paragraph" draw:z-index="27" draw:style-name="gr16" draw:text-style-name="P3" svg:width="0.662cm" svg:height="0.609cm" svg:x="3.129cm" svg:y="0.452cm"><draw:text-box><text:p><text:span text:style-name="T2">1</text:span></text:p></draw:text-box></draw:frame></text:p>
      <text:p text:style-name="Standard"><draw:line text:anchor-type="paragraph" draw:z-index="15" draw:style-name="gr15" draw:text-style-name="P2" svg:x1="2.97cm" svg:y1="0.415cm" svg:x2="7.494cm" svg:y2="5.363cm"><text:p/></draw:line><draw:frame text:anchor-type="paragraph" draw:z-index="29" draw:style-name="gr16" draw:text-style-name="P3" svg:width="0.662cm" svg:height="0.609cm" svg:x="11.94cm" svg:y="0.298cm"><draw:text-box><text:p><text:span text:style-name="T2">1</text:span></text:p></draw:text-box></draw:frame></text:p>
      <text:p text:style-name="Standard"><draw:path text:anchor-type="paragraph" draw:z-index="20" draw:style-name="gr15" draw:text-style-name="P2" svg:width="9.81cm" svg:height="4.526cm" draw:transform="rotate (1.98897721557274) translate (1.28361341303778cm 10.8655797318088cm)" svg:viewBox="0 0 9811 4527" svg:d="m0 22c294-35 597-32 878 43 275 73 516 239 785 320 281 84 522 263 841 257 348-5 698-2 1026-94 303-84 625-56 881 102 238 147 367 426 629 540 265 116 466 323 741 417 254 86 453 276 683 419 255 158 450 354 709 489 252 131 460 337 731 440 256 98 503 214 738 358s411 358 651 491l198 204 199 204 121 315"><text:p/></draw:path><draw:line text:anchor-type="paragraph" draw:z-index="26" draw:style-name="gr15" draw:text-style-name="P2" svg:x1="10.035cm" svg:y1="8.291cm" svg:x2="12.813cm" svg:y2="0.115cm"><text:p/></draw:line></text:p>
      <text:p text:style-name="Standard"><draw:frame text:anchor-type="paragraph" draw:z-index="9" draw:style-name="gr10" svg:width="4.631cm" svg:height="2.858cm" svg:x="1.277cm" svg:y="15.529cm"><draw:text-box><text:p><text:span text:style-name="T1">interview</text:span></text:p><text:p><text:span text:style-name="T1"/></text:p><text:p><text:span text:style-name="T1">id - int</text:span></text:p><text:p><text:span text:style-name="T1">date - datetime</text:span></text:p><text:p><text:span text:style-name="T1">status_interview_id – int (fk)</text:span></text:p><text:p><text:span text:style-name="T1">notes – long text</text:span></text:p></draw:text-box></draw:frame><draw:frame text:anchor-type="paragraph" draw:z-index="7" draw:style-name="gr8" draw:text-style-name="P1" svg:width="4.049cm" svg:height="2.382cm" svg:x="1.33cm" svg:y="12.301cm"><draw:text-box><text:p><text:span text:style-name="T1">attached_files</text:span></text:p><text:p><text:span text:style-name="T1"/></text:p><text:p><text:span text:style-name="T1">id - int</text:span></text:p><text:p><text:span text:style-name="T1">filename - text</text:span></text:p><text:p><text:span text:style-name="T1">when_added - datetime</text:span></text:p></draw:text-box></draw:frame></text:p>
      <text:p text:style-name="Standard"/>
      <text:p text:style-name="Standard"/>
      <text:p text:style-name="Standard"/>
      <text:p text:style-name="Standard"/>
      <text:p text:style-name="Standard"><draw:path text:anchor-type="paragraph" draw:z-index="25" draw:style-name="gr15" draw:text-style-name="P2" svg:width="10.15cm" svg:height="14.564cm" draw:transform="skewX (0.00541052068118254) rotate (-2.55079870178971) translate (9.46484384565591cm 12.4526033468291cm)" svg:viewBox="0 0 10151 14565" svg:d="m0 14532c340 139 565-189 718-427 169-260 471-380 712-564 255-196 522-383 764-596 254-225 479-481 695-744 189-229 328-499 518-728 232-279 450-566 649-874 190-296 459-480 649-775 189-295 387-586 634-851 256-278 421-633 632-953 160-239 352-460 479-719 157-319 351-616 565-898 167-220 291-479 463-697 179-227 340-465 502-705 180-266 364-539 541-813 193-296 394-584 565-897 147-273 250-569 370-860 134-324 8-682 124-991 109-289 221-579 441-813l130-247-92-364-123-16"><text:p/></draw:path><draw:frame text:anchor-type="paragraph" draw:z-index="30" draw:style-name="gr16" draw:text-style-name="P3" svg:width="0.662cm" svg:height="0.609cm" svg:x="11.225cm" svg:y="0.293cm"><draw:text-box><text:p><text:span text:style-name="T2">1</text:span></text:p></draw:text-box></draw:frame></text:p>
      <text:p text:style-name="Standard"/>
      <text:p text:style-name="Standard"><draw:frame text:anchor-type="paragraph" draw:z-index="5" draw:style-name="gr6" draw:text-style-name="P1" svg:width="3.52cm" svg:height="2.647cm" svg:x="14.607cm" svg:y="0.374cm"><draw:text-box><text:p><text:span text:style-name="T1">position_applied_for</text:span></text:p><text:p><text:span text:style-name="T1"/></text:p><text:p><text:span text:style-name="T1">id</text:span></text:p><text:p><text:span text:style-name="T1">applied_for – text (y/n)</text:span></text:p><text:p><text:span text:style-name="T1">valid -bool</text:span></text:p><text:p><text:span text:style-name="T1">deflt-bool</text:span></text:p></draw:text-box></draw:frame><draw:frame text:anchor-type="paragraph" draw:z-index="2" draw:style-name="gr3" svg:width="5.531cm" svg:height="5.028cm" svg:x="7.691cm" svg:y="0.136cm"><draw:text-box><text:p><text:span text:style-name="T1">application</text:span></text:p><text:p><text:span text:style-name="T1"/></text:p><text:p><text:span text:style-name="T1">id – int</text:span></text:p><text:p><text:span text:style-name="T1">applicant_id - int</text:span></text:p><text:p><text:span text:style-name="T1">application_source_id – int (fk)</text:span></text:p><text:p><text:span text:style-name="T1">application_date – datetime</text:span></text:p><text:p><text:span text:style-name="T1">status_shortlisting_id – int (fk)</text:span></text:p><text:p><text:span text:style-name="T1">status_screening_id – int (fk)</text:span></text:p><text:p><text:span text:style-name="T1">interview_id – int (fk)</text:span></text:p><text:p><text:span text:style-name="T1">reject_nofitication_sent_id = int (fk)</text:span></text:p><text:p><text:span text:style-name="T1">job_id (fk) – int</text:span></text:p><text:p><text:span text:style-name="T1">position_applied_for_id – int (fk)</text:span></text:p></draw:text-box></draw:frame><draw:frame text:anchor-type="paragraph" draw:z-index="28" draw:style-name="gr17" draw:text-style-name="P3" svg:width="0.583cm" svg:height="0.532cm" svg:x="6.622cm" svg:y="0.45cm"><draw:text-box><text:p><text:span text:style-name="T2">&amp;</text:span></text:p></draw:text-box></draw:frame></text:p>
      <text:p text:style-name="Standard"/>
      <text:p text:style-name="Standard"><draw:line text:anchor-type="paragraph" draw:z-index="16" draw:style-name="gr15" draw:text-style-name="P2" svg:x1="12.654cm" svg:y1="3.737cm" svg:x2="14.607cm" svg:y2="0.326cm"><text:p/></draw:line></text:p>
      <text:p text:style-name="Standard"/>
      <text:p text:style-name="Standard"><draw:path text:anchor-type="paragraph" draw:z-index="23" draw:style-name="gr15" draw:text-style-name="P2" svg:width="5.055cm" svg:height="0.793cm" draw:transform="rotate (-1.5707963267949) translate (12.4690886101146cm 0.0652638888888745cm)" svg:viewBox="0 0 5056 794" svg:d="m0 4c345 0 692 0 1042 0 314 0 635-10 950 0 340 11 676 15 1011 65 302 44 625 68 919 117 339 56 484 192 613 309 117 107 71 278 521 299v0"><text:p/></draw:path></text:p>
      <text:p text:style-name="Standard"><draw:line text:anchor-type="paragraph" draw:z-index="17" draw:style-name="gr15" draw:text-style-name="P2" svg:x1="11.966cm" svg:y1="0.268cm" svg:x2="10.537cm" svg:y2="7.359cm"><text:p/></draw:line></text:p>
      <text:p text:style-name="Standard"><draw:line text:anchor-type="paragraph" draw:z-index="18" draw:style-name="gr15" draw:text-style-name="P2" svg:x1="11.94cm" svg:y1="0.337cm" svg:x2="10.458cm" svg:y2="9.809cm"><text:p/></draw:line></text:p>
      <text:p text:style-name="Standard"><draw:line text:anchor-type="paragraph" draw:z-index="24" draw:style-name="gr15" draw:text-style-name="P2" svg:x1="2.521cm" svg:y1="9.772cm" svg:x2="7.691cm" svg:y2="0.034cm"><text:p/></draw:line></text:p>
      <text:p text:style-name="Standard"><draw:line text:anchor-type="paragraph" draw:z-index="22" draw:style-name="gr15" draw:text-style-name="P2" svg:x1="10.459cm" svg:y1="0.157cm" svg:x2="10.194cm" svg:y2="14.894cm"><text:p/></draw:line></text:p>
      <text:p text:style-name="Standard"/>
      <text:p text:style-name="Standard"><draw:frame text:anchor-type="paragraph" draw:z-index="6" draw:style-name="gr7" draw:text-style-name="P1" svg:width="3.837cm" svg:height="2.437cm" svg:x="1.436cm" svg:y="0.134cm"><draw:text-box><text:p><text:span text:style-name="T1">applicants_attached_files</text:span></text:p><text:p><text:span text:style-name="T1">(intermediate)</text:span></text:p><text:p><text:span text:style-name="T1"/></text:p><text:p><text:span text:style-name="T1">id - int</text:span></text:p><text:p><text:span text:style-name="T1">applicant_id – int (fk)</text:span></text:p><text:p><text:span text:style-name="T1">attached_files_id – int (fk)</text:span></text:p></draw:text-box></draw:frame></text:p>
      <text:p text:style-name="Standard"/>
      <text:p text:style-name="Standard"><draw:frame text:anchor-type="paragraph" draw:z-index="3" draw:style-name="gr4" draw:text-style-name="P1" svg:width="5.107cm" svg:height="2.911cm" svg:x="10.511cm" svg:y="0.22cm"><draw:text-box><text:p><text:span text:style-name="T1">application_source</text:span></text:p><text:p><text:span text:style-name="T1"/></text:p><text:p><text:span text:style-name="T1">id - int</text:span></text:p><text:p><text:span text:style-name="T1">source – text</text:span></text:p><text:p><text:span text:style-name="T1">valid -bool</text:span></text:p><text:p><text:span text:style-name="T1">deflt-bool</text:span></text:p></draw:text-box></draw:frame></text:p>
      <text:p text:style-name="Standard"/>
      <text:p text:style-name="Standard"/>
      <text:p text:style-name="Standard"><draw:path text:anchor-type="paragraph" draw:z-index="21" draw:style-name="gr15" draw:text-style-name="P2" svg:width="3.846cm" svg:height="0.915cm" draw:transform="rotate (-2.29737689440014) translate (5.76062392417511cm 0.381738509966713cm)" svg:viewBox="0 0 3847 916" svg:d="m0 371c325 63 613-106 894-229 314-136 648-6 963-112 329-110 619 118 927 167 290 47 521 231 745 400l213 200 105 119"><text:p/></draw:path></text:p>
      <text:p text:style-name="Standard"/>
      <text:p text:style-name="Standard"/>
      <text:p text:style-name="Standard"><draw:frame text:anchor-type="paragraph" draw:z-index="4" draw:style-name="gr5" draw:text-style-name="P1" svg:width="4.843cm" svg:height="2.594cm" svg:x="10.379cm" svg:y="0.316cm"><draw:text-box><text:p><text:span text:style-name="T1">status_shortlisting</text:span></text:p><text:p><text:span text:style-name="T1"/></text:p><text:p><text:span text:style-name="T1">id - int</text:span></text:p><text:p><text:span text:style-name="T1">status – text</text:span></text:p><text:p><text:span text:style-name="T1">valid -bool</text:span></text:p><text:p><text:span text:style-name="T1">deflt - bool</text:span></text:p></draw:text-box></draw:frame></text:p>
      <text:p text:style-name="Standard"/>
      <text:p text:style-name="Standard"/>
      <text:p text:style-name="Standard"/>
      <text:p text:style-name="Standard"/>
      <text:p text:style-name="Standard"/>
      <text:p text:style-name="Standard"><draw:frame text:anchor-type="paragraph" draw:z-index="8" draw:style-name="gr9" draw:text-style-name="P1" svg:width="3.89cm" svg:height="2.779cm" svg:x="10.59cm" svg:y="0.093cm"><draw:text-box><text:p><text:span text:style-name="T1">status_screening</text:span></text:p><text:p><text:span text:style-name="T1"/></text:p><text:p><text:span text:style-name="T1">id - int</text:span></text:p><text:p><text:span text:style-name="T1">status – text</text:span></text:p><text:p><text:span text:style-name="T1">valid -bool</text:span></text:p><text:p><text:span text:style-name="T1">deflt - bool</text:span></text:p></draw:text-box></draw:frame></text:p>
      <text:p text:style-name="Standard"/>
      <text:p text:style-name="Standard"/>
      <text:p text:style-name="Standard"/>
      <text:p text:style-name="Standard"><draw:line text:anchor-type="paragraph" draw:z-index="19" draw:style-name="gr15" draw:text-style-name="P2" svg:x1="5.563cm" svg:y1="0.422cm" svg:x2="10.273cm" svg:y2="1.611cm"><text:p/></draw:line></text:p>
      <text:p text:style-name="Standard"/>
      <text:p text:style-name="Standard"><draw:frame text:anchor-type="paragraph" draw:z-index="10" draw:style-name="gr11" draw:text-style-name="P1" svg:width="4.816cm" svg:height="2.752cm" svg:x="10.273cm" svg:y="0.215cm"><draw:text-box><text:p><text:span text:style-name="T1">status_interview</text:span></text:p><text:p><text:span text:style-name="T1"/></text:p><text:p><text:span text:style-name="T1">id - int</text:span></text:p><text:p><text:span text:style-name="T1">status – text</text:span></text:p><text:p><text:span text:style-name="T1">valid -bool</text:span></text:p><text:p><text:span text:style-name="T1">deflt - bool</text:span></text:p></draw:text-box></draw:frame></text:p>
      <text:p text:style-name="Standard"/>
      <text:p text:style-name="Standard"><draw:frame text:anchor-type="paragraph" draw:z-index="12" draw:style-name="gr11" svg:width="2.197cm" svg:height="2.752cm" svg:x="1.224cm" svg:y="0.3cm"><draw:text-box><text:p><text:span text:style-name="T1">flag_future</text:span></text:p><text:p><text:span text:style-name="T1"/></text:p><text:p><text:span text:style-name="T1">id - int</text:span></text:p><text:p><text:span text:style-name="T1">flag – text</text:span></text:p><text:p><text:span text:style-name="T1">valid -bool</text:span></text:p><text:p><text:span text:style-name="T1">deflt-bool</text:span></text:p></draw:text-box></draw:frame></text:p>
      <text:p text:style-name="Standard"/>
      <text:p text:style-name="Standard"/>
      <text:p text:style-name="Standard"/>
      <text:p text:style-name="Standard"><draw:frame text:anchor-type="paragraph" draw:z-index="11" draw:style-name="gr12" svg:width="4.948cm" svg:height="2.437cm" svg:x="10.379cm" svg:y="0.258cm"><draw:text-box><text:p><text:span text:style-name="T1">reject_notification_sent</text:span></text:p><text:p><text:span text:style-name="T1"/></text:p><text:p><text:span text:style-name="T1">id - int</text:span></text:p><text:p><text:span text:style-name="T1">sent - text (y/n)</text:span></text:p><text:p><text:span text:style-name="T1">valid -bool</text:span></text:p><text:p><text:span text:style-name="T1">deflt – bool</text:span></text:p></draw:text-box></draw:frame></text:p>
      <text:p text:style-name="Standard"/>
      <text:p text:style-name="Standard"/>
      <text:p text:style-name="Standard"><text:soft-page-break/></text:p>
      <text:p text:style-name="Standard"/>
      <text:p text:style-name="Standard"/>
      <text:p text:style-name="Standard"><draw:frame text:anchor-type="paragraph" draw:z-index="14" draw:style-name="gr14" draw:text-style-name="P1" svg:width="3.44cm" svg:height="2.488cm" svg:x="1.118cm" svg:y="0.388cm"><draw:text-box><text:p><text:span text:style-name="T1">user</text:span></text:p><text:p><text:span text:style-name="T1"/></text:p><text:p><text:span text:style-name="T1">username - text</text:span></text:p><text:p><text:span text:style-name="T1">password_enc – text</text:span></text:p><text:p><text:span text:style-name="T1">valid - bool</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13-01-14T11:44:33.98" text:fixed="true">14/01/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7T12:16:53</meta:creation-date>
    <meta:editing-duration>PT3H47M32S</meta:editing-duration>
    <meta:editing-cycles>12</meta:editing-cycles>
    <meta:generator>LibreOffice/3.6$Linux_X86_64 LibreOffice_project/360m1$Build-2</meta:generator>
    <dc:date>2013-01-25T13:50:19</dc:date>
    <dc:creator>scott </dc:creator>
    <meta:document-statistic meta:table-count="0" meta:image-count="0" meta:object-count="0" meta:page-count="2" meta:paragraph-count="1" meta:word-count="1" meta:character-count="8" meta:non-whitespace-character-count="8"/>
  </office:meta>
</office:document-meta>
</file>